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ClassWidgetListenerBuilder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lassWidgetListenerBuilder.buildListener( Element element , Class listenerClas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